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AD76D18D.png"/>
  <manifest:file-entry manifest:media-type="image/png" manifest:full-path="Pictures/1000000000000780000004381E6D2CB2.png"/>
  <manifest:file-entry manifest:media-type="image/png" manifest:full-path="Pictures/10000000000007800000043855F8CE7B.png"/>
  <manifest:file-entry manifest:media-type="" manifest:full-path="Pictures/2000000700005B1F000034429B10BDA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ce9178" style:font-name="Consolas" fo:font-size="9.75pt" fo:font-weight="normal" fo:background-color="#1e1e1e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"/><text:span text:style-name="T1">Os bancos serão apresentados somente se o database tiver uma collection</text:span></text:p>
      <text:p text:style-name="Standard"><text:span text:style-name="T1"><text:s text:c="2"/></text:span></text:p>
      <text:p text:style-name="Standard"><draw:frame draw:style-name="fr1" draw:name="graphics1" text:anchor-type="paragraph" svg:x="1.242cm" svg:width="13.543cm" svg:height="7.521cm" draw:z-index="0"><draw:image xlink:href="Pictures/2000000700005B1F000034429B10BDA6.svm" xlink:type="simple" xlink:show="embed" xlink:actuate="onLoad"/></draw:frame><text:span text:style-name="T1"/></text:p>
      <text:p text:style-name="Standard"><draw:frame draw:style-name="fr2" draw:name="graphics2" text:anchor-type="paragraph" svg:x="1.316cm" svg:y="0.09cm" svg:width="13.436cm" svg:height="9.562cm" draw:z-index="1"><draw:image xlink:href="Pictures/10000000000007800000043855F8CE7B.png" xlink:type="simple" xlink:show="embed" xlink:actuate="onLoad"/></draw:frame></text:p>
      <text:p text:style-name="Standard"><text:tab/> 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35"/>Criar banco de dados via MongoCompas</text:p>
      <text:p text:style-name="Standard"><draw:frame draw:style-name="fr3" draw:name="graphics3" text:anchor-type="paragraph" svg:width="15.579cm" svg:height="9.562cm" draw:z-index="4"><draw:image xlink:href="Pictures/100000000000078000000438AD76D18D.png" xlink:type="simple" xlink:show="embed" xlink:actuate="onLoad"/></draw:frame><draw:custom-shape text:anchor-type="paragraph" draw:z-index="5" draw:style-name="gr1" svg:width="0.331cm" svg:height="0.812cm" svg:x="4.133cm" svg:y="1.68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0.579cm" svg:height="0.678cm" svg:x="4.713cm" svg:y="2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1.389cm" svg:height="0.563cm" svg:x="-0.76cm" svg:y="2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/text:p>
      <text:p text:style-name="Standard"><text:tab/><text:tab/><text:tab/>Criar uma Collection para um database</text:p>
      <text:p text:style-name="Standard"/>
      <text:p text:style-name="Standard"><draw:frame draw:style-name="fr2" draw:name="graphics4" text:anchor-type="paragraph" svg:x="0.866cm" svg:y="0cm" svg:width="15.132cm" svg:height="9.562cm" draw:z-index="6"><draw:image xlink:href="Pictures/1000000000000780000004381E6D2CB2.png" xlink:type="simple" xlink:show="embed" xlink:actuate="onLoad"/></draw:frame><draw:custom-shape text:anchor-type="paragraph" draw:z-index="7" draw:style-name="gr1" svg:width="0.629cm" svg:height="0.745cm" svg:x="3.886cm" svg:y="1.7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0.81cm" svg:height="0.514cm" svg:x="-0.116cm" svg:y="2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hendrix hendrix</meta:initial-creator>
    <meta:creation-date>2022-10-31T08:11:23.57</meta:creation-date>
    <dc:date>2022-10-31T08:20:50.86</dc:date>
    <dc:creator>leandrohendrix hendrix</dc:creator>
    <meta:editing-duration>PT9M27S</meta:editing-duration>
    <meta:editing-cycles>4</meta:editing-cycles>
    <meta:generator>OpenOffice/4.1.7$Win32 OpenOffice.org_project/417m1$Build-9800</meta:generator>
    <meta:document-statistic meta:table-count="0" meta:image-count="4" meta:object-count="0" meta:page-count="2" meta:paragraph-count="7" meta:word-count="23" meta:character-count="220"/>
  </office:meta>
</office:document-meta>
</file>